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99ccff" draw:fill-gradient-name="Gradient_20_7" draw:gradient-step-count="0" draw:textarea-horizontal-align="left" draw:textarea-vertical-align="top" draw:auto-grow-height="false" draw:shadow="hidden" draw:shadow-offset-x="0.152cm" draw:shadow-offset-y="0.152cm" draw:shadow-color="#c0c0c0"/>
    </style:style>
    <style:style style:name="gr2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bottom" draw:auto-grow-height="false" draw:shadow="hidden" draw:shadow-offset-x="0.152cm" draw:shadow-offset-y="0.152cm" draw:shadow-color="#c0c0c0"/>
    </style:style>
    <style:style style:name="gr3" style:family="graphic" style:parent-style-name="standard">
      <style:graphic-properties draw:marker-start="Arrow" draw:textarea-horizontal-align="center" draw:textarea-vertical-align="middle"/>
    </style:style>
    <style:style style:name="gr4" style:family="graphic" style:parent-style-name="standard">
      <style:graphic-properties draw:fill="solid" draw:fill-color="#e6e6e6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5" style:family="graphic" style:parent-style-name="standard">
      <style:graphic-properties draw:fill="none" draw:fill-color="#99ccff" draw:gradient-step-count="0" draw:textarea-horizontal-align="justify" draw:textarea-vertical-align="bottom" draw:auto-grow-height="false" draw:shadow="hidden" draw:shadow-offset-x="0.152cm" draw:shadow-offset-y="0.152cm" draw:shadow-color="#c0c0c0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fill="solid" draw:fill-color="#e6e6e6" draw:gradient-step-count="0" draw:textarea-horizontal-align="left" draw:textarea-vertical-align="top" draw:auto-grow-height="false" draw:shadow="hidden" draw:shadow-offset-x="0.152cm" draw:shadow-offset-y="0.152cm" draw:shadow-color="#c0c0c0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  <style:text-properties fo:font-size="14p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10pt"/>
    </style:style>
    <style:style style:name="P7" style:family="paragraph">
      <style:paragraph-properties fo:text-align="start"/>
      <style:text-properties fo:font-family="'Courier 10 Pitch'" style:font-pitch="fixed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fo:font-family="'Courier 10 Pitch'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096cm" svg:height="9.398cm" svg:x="8.836cm" svg:y="4.318cm">
          <text:p text:style-name="P1"><text:span text:style-name="T1">Config Set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7.874cm" svg:height="13.716cm" svg:x="16.583cm" svg:y="0.86cm">
          <text:p text:style-name="P3"><text:span text:style-name="T1">basic_cfg.ya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302cm" svg:height="1.778cm" svg:x="2.63cm" svg:y="3.555cm">
          <text:p text:style-name="P1">Device<text:line-break/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302cm" svg:height="1.778cm" svg:x="2.63cm" svg:y="6.349cm">
          <text:p text:style-name="P1">Device<text:line-break/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275cm" svg:height="1.778cm" svg:x="2.63cm" svg:y="9.089cm">
          <text:p text:style-name="P1">Device<text:line-break/>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5.932cm" svg:y1="10.005cm" svg:x2="7.948cm" svg:y2="10.005cm">
          <text:p/>
        </draw:line>
        <draw:line draw:style-name="gr3" draw:text-style-name="P2" draw:layer="layout" svg:x1="5.932cm" svg:y1="4.417cm" svg:x2="7.948cm" svg:y2="4.417cm">
          <text:p/>
        </draw:line>
        <draw:custom-shape draw:style-name="gr4" draw:text-style-name="P2" draw:layer="layout" svg:width="4.832cm" svg:height="3.002cm" svg:x="9.466cm" svg:y="5.479cm">
          <text:p text:style-name="P1"><text:span text:style-name="T1">Memb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4.01cm" svg:height="1.916cm" svg:x="9.88cm" svg:y="6.311cm">
          <text:p text:style-name="P1"><text:span text:style-name="T2">Device 1</text:span><text:span text:style-name="T2"><text:line-break/></text:span><text:span text:style-name="T2">Device 2</text:span><text:span text:style-name="T2"><text:line-break/></text:span><text:span text:style-name="T2">Devic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7.948cm" svg:y1="4.417cm" svg:x2="7.948cm" svg:y2="10.005cm">
          <text:p/>
        </draw:line>
        <draw:custom-shape draw:style-name="gr7" draw:text-style-name="P4" draw:layer="layout" svg:width="6.785cm" svg:height="12.287cm" svg:x="17.165cm" svg:y="1.782cm">
          <text:p text:style-name="P3"><text:span text:style-name="T3">container config {</text:span></text:p>
          <text:p text:style-name="P3"><text:span text:style-name="T3"><text:s text:c="2"/></text:span><text:span text:style-name="T3">leaf device-id {</text:span></text:p>
          <text:p text:style-name="P3"><text:span text:style-name="T3"><text:s text:c="4"/></text:span><text:span text:style-name="T3">type string;</text:span></text:p>
          <text:p text:style-name="P3"><text:span text:style-name="T3"><text:s text:c="2"/></text:span><text:span text:style-name="T3">}</text:span></text:p>
          <text:p text:style-name="P3"><text:span text:style-name="T3"/></text:p>
          <text:p text:style-name="P3"><text:span text:style-name="T3"><text:s text:c="2"/></text:span><text:span text:style-name="T3">leaf priv-key {</text:span></text:p>
          <text:p text:style-name="P3"><text:span text:style-name="T3"><text:s text:c="4"/></text:span><text:span text:style-name="T3">type string;</text:span></text:p>
          <text:p text:style-name="P3"><text:span text:style-name="T3"><text:s text:c="2"/></text:span><text:span text:style-name="T3">}</text:span></text:p>
          <text:p text:style-name="P3"><text:span text:style-name="T3"/></text:p>
          <text:p text:style-name="P3"><text:span text:style-name="T3"><text:s text:c="2"/></text:span><text:span text:style-name="T3">leaf pub-key {</text:span></text:p>
          <text:p text:style-name="P3"><text:span text:style-name="T3"><text:s text:c="4"/></text:span><text:span text:style-name="T3">type string;</text:span></text:p>
          <text:p text:style-name="P3"><text:span text:style-name="T3"><text:s text:c="2"/></text:span><text:span text:style-name="T3">}</text:span></text:p>
          <text:p text:style-name="P3"><text:span text:style-name="T3">}</text:span></text:p>
          <text:p text:style-name="P3"><text:span text:style-name="T3"/></text:p>
          <text:p text:style-name="P3"><text:span text:style-name="T3">rpc request-waypoint {</text:span></text:p>
          <text:p text:style-name="P3"><text:span text:style-name="T3"><text:s text:c="2"/></text:span><text:span text:style-name="T3">input {</text:span></text:p>
          <text:p text:style-name="P3"><text:span text:style-name="T3"><text:s text:c="4"/></text:span><text:span text:style-name="T3">leaf stream-waypoints {</text:span></text:p>
          <text:p text:style-name="P3"><text:span text:style-name="T3"><text:s text:c="6"/></text:span><text:span text:style-name="T3">type boolean;</text:span></text:p>
          <text:p text:style-name="P3"><text:span text:style-name="T3"><text:s text:c="4"/></text:span><text:span text:style-name="T3">}</text:span></text:p>
          <text:p text:style-name="P3"><text:span text:style-name="T3"><text:s text:c="2"/></text:span><text:span text:style-name="T3">}</text:span></text:p>
          <text:p text:style-name="P3"><text:span text:style-name="T3"><text:s text:c="2"/></text:span><text:span text:style-name="T3">output {</text:span></text:p>
          <text:p text:style-name="P3"><text:span text:style-name="T3"><text:s text:c="4"/></text:span><text:span text:style-name="T3">leaf lat {</text:span></text:p>
          <text:p text:style-name="P3"><text:span text:style-name="T3"><text:s text:c="6"/></text:span><text:span text:style-name="T3">type decimal64;</text:span></text:p>
          <text:p text:style-name="P3"><text:span text:style-name="T3"><text:s text:c="4"/></text:span><text:span text:style-name="T3">}</text:span></text:p>
          <text:p text:style-name="P3"><text:span text:style-name="T3"><text:s text:c="4"/></text:span><text:span text:style-name="T3">leaf lon {</text:span></text:p>
          <text:p text:style-name="P3"><text:span text:style-name="T3"><text:s text:c="6"/></text:span><text:span text:style-name="T3">type decimal64;</text:span></text:p>
          <text:p text:style-name="P3"><text:span text:style-name="T3"><text:s text:c="4"/></text:span><text:span text:style-name="T3">}</text:span></text:p>
          <text:p text:style-name="P3"><text:span text:style-name="T3"><text:s text:c="2"/></text:span><text:span text:style-name="T3">}</text:span></text:p>
          <text:p text:style-name="P3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826cm" svg:height="1.732cm" svg:x="9.472cm" svg:y="8.781cm">
          <text:p text:style-name="P1"><text:span text:style-name="T1">Yang spec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856cm" svg:height="0.708cm" svg:x="9.98cm" svg:y="9.551cm">
          <text:p text:style-name="P1"><text:span text:style-name="T2">basic_cfg.ya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7.092cm" svg:y1="2.131cm" svg:x2="15.314cm" svg:y2="2.131cm">
          <text:p/>
        </draw:line>
        <draw:line draw:style-name="gr6" draw:text-style-name="P5" draw:layer="layout" svg:x1="15.314cm" svg:y1="2.131cm" svg:x2="15.314cm" svg:y2="10.005cm">
          <text:p/>
        </draw:line>
        <draw:line draw:style-name="gr6" draw:text-style-name="P5" draw:layer="layout" svg:x1="13.79cm" svg:y1="10.005cm" svg:x2="15.314cm" svg:y2="10.005cm">
          <text:p/>
        </draw:line>
        <draw:custom-shape draw:style-name="gr4" draw:text-style-name="P2" draw:layer="layout" svg:width="4.826cm" svg:height="2.494cm" svg:x="9.472cm" svg:y="10.813cm">
          <text:p text:style-name="P1"><text:span text:style-name="T1">Config Data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372cm" svg:height="1.416cm" svg:x="9.672cm" svg:y="11.637cm">
          <text:p text:style-name="P6"><text:span text:style-name="T3">device-id: 4712</text:span></text:p>
          <text:p text:style-name="P6"><text:span text:style-name="T3">priv-key: <text:s/>ABFC750D</text:span></text:p>
          <text:p text:style-name="P6"><text:span text:style-name="T3">pub-key: <text:s text:c="2"/>26F6A91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5.932cm" svg:y1="7.211cm" svg:x2="9.906cm" svg:y2="7.211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2cm" fo:text-indent="0cm"/>
      <style:text-properties style:use-window-font-color="true" style:text-outline="false" style:text-line-through-style="none" fo:font-family="'Liberation Sans'" style:font-family-generic="roman" style:font-pitch="variable" fo:font-size="23.2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89cm" fo:text-indent="0cm"/>
      <style:text-properties fo:font-size="20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17cm" fo:text-indent="0cm"/>
      <style:text-properties fo:font-size="1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3cm" fo:text-indent="0cm"/>
      <style:text-properties fo:font-size="14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1cm" fo:text-indent="0cm"/>
      <style:text-properties fo:font-size="14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1cm" fo:text-indent="0cm"/>
      <style:text-properties fo:font-size="14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1cm" fo:text-indent="0cm"/>
      <style:text-properties fo:font-size="14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1cm" fo:text-indent="0cm"/>
      <style:text-properties fo:font-size="14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1cm" fo:text-indent="0cm"/>
      <style:text-properties fo:font-size="14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1.8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24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059cm" svg:x="1cm" svg:y="3.391cm"/>
      <draw:page-thumbnail draw:layer="backgroundobjects" svg:width="9.294cm" svg:height="5.059cm" svg:x="1cm" svg:y="11.439cm"/>
      <draw:page-thumbnail draw:layer="backgroundobjects" svg:width="9.294cm" svg:height="5.059cm" svg:x="1cm" svg:y="19.487cm"/>
      <draw:page-thumbnail draw:layer="backgroundobjects" svg:width="9.294cm" svg:height="5.059cm" svg:x="11.295cm" svg:y="3.391cm"/>
      <draw:page-thumbnail draw:layer="backgroundobjects" svg:width="9.294cm" svg:height="5.059cm" svg:x="11.295cm" svg:y="11.439cm"/>
      <draw:page-thumbnail draw:layer="backgroundobjects" svg:width="9.294cm" svg:height="5.059cm" svg:x="11.295cm" svg:y="19.487cm"/>
    </style:handout-master>
    <style:master-page style:name="Default" style:page-layout-name="PM1" draw:style-name="Mdp1">
      <draw:frame presentation:style-name="Default-title" draw:layer="backgroundobjects" svg:width="25.191cm" svg:height="2.544cm" svg:x="1.399cm" svg:y="0.607cm" presentation:class="title" presentation:placeholder="true">
        <draw:text-box/>
      </draw:frame>
      <draw:frame presentation:style-name="Default-outline1" draw:layer="backgroundobjects" svg:width="25.191cm" svg:height="8.839cm" svg:x="1.399cm" svg:y="3.565cm" presentation:class="outline" presentation:placeholder="true">
        <draw:text-box/>
      </draw:frame>
      <draw:frame presentation:style-name="Mpr1" draw:text-style-name="MP1" draw:layer="backgroundobjects" svg:width="6.521cm" svg:height="1.051cm" svg:x="1.399cm" svg:y="13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051cm" svg:x="9.572cm" svg:y="13.88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051cm" svg:x="20.069cm" svg:y="13.88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gnus </meta:initial-creator>
    <meta:creation-date>2011-08-12T14:29:32</meta:creation-date>
    <meta:editing-duration>PT8H18M39S</meta:editing-duration>
    <meta:editing-cycles>46</meta:editing-cycles>
    <dc:date>2013-02-28T17:43:38</dc:date>
    <meta:generator>LibreOffice/3.5$Linux_x86 LibreOffice_project/350m1$Build-2</meta:generator>
    <meta:document-statistic meta:object-count="42"/>
  </office:meta>
</office:document-meta>
</file>